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Gill Sans MT" svg:font-family="'Gill Sans M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39c8a" officeooo:paragraph-rsid="00039c8a"/>
    </style:style>
    <style:style style:name="P2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fo:font-size="20pt" officeooo:rsid="00039c8a" officeooo:paragraph-rsid="00039c8a" style:font-size-asian="20pt" style:font-size-complex="20pt"/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55a10" officeooo:paragraph-rsid="00055a10"/>
    </style:style>
    <style:style style:name="P4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7fa3a" officeooo:paragraph-rsid="0007fa3a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b16cf" officeooo:paragraph-rsid="000b16cf"/>
    </style:style>
    <style:style style:name="P6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officeooo:paragraph-rsid="00039c8a"/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officeooo:paragraph-rsid="00055a10"/>
    </style:style>
    <style:style style:name="P8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officeooo:paragraph-rsid="0007fa3a"/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officeooo:rsid="00055a10" officeooo:paragraph-rsid="00055a10"/>
    </style:style>
    <style:style style:name="P10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000000" officeooo:paragraph-rsid="0007fa3a"/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fo:color="#000000" officeooo:rsid="000b16cf" officeooo:paragraph-rsid="000b16cf"/>
    </style:style>
    <style:style style:name="P12" style:family="paragraph" style:parent-style-name="Standard">
      <style:paragraph-properties fo:margin-left="0in" fo:margin-right="0in" fo:margin-top="0.139in" fo:margin-bottom="0in" loext:contextual-spacing="false" fo:line-height="120%" fo:text-indent="0in" style:auto-text-indent="false"/>
      <style:text-properties officeooo:rsid="0007fa3a" officeooo:paragraph-rsid="0007fa3a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</style:style>
    <style:style style:name="P15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officeooo:paragraph-rsid="0002d3e4"/>
    </style:style>
    <style:style style:name="P16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officeooo:paragraph-rsid="000b16cf"/>
    </style:style>
    <style:style style:name="P17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officeooo:rsid="0001b145" officeooo:paragraph-rsid="0001b145"/>
    </style:style>
    <style:style style:name="P18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1b145" officeooo:paragraph-rsid="0001b145"/>
    </style:style>
    <style:style style:name="P19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2d3e4" officeooo:paragraph-rsid="0002d3e4"/>
    </style:style>
    <style:style style:name="P20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7fa3a" officeooo:paragraph-rsid="0007fa3a"/>
    </style:style>
    <style:style style:name="P21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2a6099" officeooo:rsid="000b16cf" officeooo:paragraph-rsid="000b16cf"/>
    </style:style>
    <style:style style:name="P22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302709" officeooo:rsid="00039c8a" officeooo:paragraph-rsid="00039c8a"/>
    </style:style>
    <style:style style:name="P23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000000" officeooo:rsid="0007fa3a" officeooo:paragraph-rsid="0007fa3a"/>
    </style:style>
    <style:style style:name="P24" style:family="paragraph" style:parent-style-name="Title_20_and_20_Content_7e_LT_7e_Gliederung_20_1">
      <style:paragraph-properties fo:margin-left="0in" fo:margin-right="0in" fo:margin-top="0.139in" fo:margin-bottom="0in" loext:contextual-spacing="false" fo:line-height="120%" fo:text-indent="0in" style:auto-text-indent="false"/>
      <style:text-properties fo:color="#000000" officeooo:paragraph-rsid="000b16cf"/>
    </style:style>
    <style:style style:name="T1" style:family="text">
      <style:text-properties style:font-name="Gill Sans MT"/>
    </style:style>
    <style:style style:name="T2" style:family="text">
      <style:text-properties style:font-name="Gill Sans MT" officeooo:rsid="0001b145"/>
    </style:style>
    <style:style style:name="T3" style:family="text">
      <style:text-properties style:font-name="Gill Sans MT" fo:font-size="20pt" style:font-size-asian="20pt" style:font-size-complex="20pt"/>
    </style:style>
    <style:style style:name="T4" style:family="text">
      <style:text-properties style:font-name="Gill Sans MT" fo:font-size="20pt" officeooo:rsid="00055a10" style:font-size-asian="20pt" style:font-size-complex="20pt"/>
    </style:style>
    <style:style style:name="T5" style:family="text">
      <style:text-properties style:font-name="Gill Sans MT" fo:font-size="20pt" fo:language="en" fo:country="US" fo:font-weight="bold" style:font-size-asian="20pt" style:font-weight-asian="normal" style:font-size-complex="20pt" style:font-weight-complex="normal"/>
    </style:style>
    <style:style style:name="T6" style:family="text">
      <style:text-properties style:font-name="Gill Sans MT" fo:font-size="20pt" fo:language="en" fo:country="US" fo:font-weight="normal" style:font-size-asian="20pt" style:font-weight-asian="normal" style:font-size-complex="20pt" style:font-weight-complex="normal"/>
    </style:style>
    <style:style style:name="T7" style:family="text">
      <style:text-properties style:font-name="Gill Sans MT" fo:font-size="20pt" fo:language="en" fo:country="US" fo:font-weight="normal" officeooo:rsid="0007fa3a" style:font-size-asian="20pt" style:font-weight-asian="normal" style:font-size-complex="20pt" style:font-weight-complex="normal"/>
    </style:style>
    <style:style style:name="T8" style:family="text">
      <style:text-properties style:font-name="Gill Sans MT" fo:font-size="20pt" fo:language="en" fo:country="US" fo:font-weight="normal" officeooo:rsid="00093cce" style:font-size-asian="20pt" style:font-weight-asian="normal" style:font-size-complex="20pt" style:font-weight-complex="normal"/>
    </style:style>
    <style:style style:name="T9" style:family="text">
      <style:text-properties style:font-name="Gill Sans MT" fo:font-size="20pt" fo:language="en" fo:country="US" fo:font-weight="normal" officeooo:rsid="000b16cf" style:font-size-asian="20pt" style:font-weight-asian="normal" style:font-size-complex="20pt" style:font-weight-complex="normal"/>
    </style:style>
    <style:style style:name="T10" style:family="text">
      <style:text-properties style:font-name="Gill Sans MT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Gill Sans MT" fo:font-size="20pt" fo:font-weight="normal" officeooo:rsid="0002d3e4" style:font-size-asian="20pt" style:font-weight-asian="normal" style:font-size-complex="20pt" style:font-weight-complex="normal"/>
    </style:style>
    <style:style style:name="T12" style:family="text">
      <style:text-properties style:font-name="Gill Sans MT" officeooo:rsid="000c366c"/>
    </style:style>
    <style:style style:name="T13" style:family="text">
      <style:text-properties fo:color="#2a6099" style:font-name="Gill Sans MT"/>
    </style:style>
    <style:style style:name="T14" style:family="text">
      <style:text-properties fo:color="#2a6099" style:font-name="Gill Sans MT" fo:font-size="20pt" officeooo:rsid="00055a10" style:font-size-asian="20pt" style:font-size-complex="20pt"/>
    </style:style>
    <style:style style:name="T15" style:family="text">
      <style:text-properties fo:color="#2a6099" style:font-name="Gill Sans MT" fo:font-size="20pt" fo:font-weight="normal" officeooo:rsid="00055a10" style:font-size-asian="20pt" style:font-weight-asian="normal" style:font-size-complex="20pt" style:font-weight-complex="normal"/>
    </style:style>
    <style:style style:name="T16" style:family="text">
      <style:text-properties fo:color="#2a6099" style:font-name="Gill Sans MT" fo:font-size="20pt" fo:font-weight="normal" officeooo:rsid="0002d3e4" style:font-size-asian="20pt" style:font-weight-asian="normal" style:font-size-complex="20pt" style:font-weight-complex="normal"/>
    </style:style>
    <style:style style:name="T17" style:family="text">
      <style:text-properties fo:color="#2a6099" style:font-name="Gill Sans MT" fo:font-size="20pt" fo:font-weight="normal" officeooo:rsid="0007fa3a" style:font-size-asian="20pt" style:font-weight-asian="normal" style:font-size-complex="20pt" style:font-weight-complex="normal"/>
    </style:style>
    <style:style style:name="T18" style:family="text">
      <style:text-properties fo:color="#2a6099" style:font-name="Gill Sans MT" fo:font-size="20pt" fo:language="en" fo:country="US" fo:font-weight="bold" officeooo:rsid="000b16cf" style:font-size-asian="20pt" style:font-weight-asian="normal" style:font-size-complex="20pt" style:font-weight-complex="normal"/>
    </style:style>
    <style:style style:name="T19" style:family="text">
      <style:text-properties fo:color="#2a6099" style:font-name="Gill Sans MT" fo:font-size="20pt" fo:language="en" fo:country="US" fo:font-weight="bold" officeooo:rsid="000b16cf" style:font-size-asian="20pt" style:font-weight-asian="bold" style:font-size-complex="20pt" style:font-weight-complex="bold"/>
    </style:style>
    <style:style style:name="T20" style:family="text">
      <style:text-properties fo:color="#2a6099" style:font-name="Gill Sans MT" fo:font-size="20pt" fo:language="en" fo:country="US" fo:font-weight="normal" style:font-size-asian="20pt" style:font-weight-asian="normal" style:font-size-complex="20pt" style:font-weight-complex="normal"/>
    </style:style>
    <style:style style:name="T21" style:family="text">
      <style:text-properties fo:color="#2a6099" style:font-name="Gill Sans MT" fo:font-size="20pt" fo:language="en" fo:country="US" fo:font-weight="normal" officeooo:rsid="0007fa3a" style:font-size-asian="20pt" style:font-weight-asian="normal" style:font-size-complex="20pt" style:font-weight-complex="normal"/>
    </style:style>
    <style:style style:name="T22" style:family="text">
      <style:text-properties fo:color="#2a6099" style:font-name="Gill Sans MT" fo:font-size="20pt" fo:language="en" fo:country="US" fo:font-weight="normal" officeooo:rsid="000b16cf" style:font-size-asian="20pt" style:font-weight-asian="normal" style:font-size-complex="20pt" style:font-weight-complex="normal"/>
    </style:style>
    <style:style style:name="T23" style:family="text">
      <style:text-properties fo:color="#302709" style:font-name="Gill Sans MT"/>
    </style:style>
    <style:style style:name="T24" style:family="text">
      <style:text-properties fo:color="#302709" style:font-name="Gill Sans MT" officeooo:rsid="0002d3e4"/>
    </style:style>
    <style:style style:name="T25" style:family="text">
      <style:text-properties fo:color="#302709" style:font-name="Gill Sans MT" fo:font-size="20pt" officeooo:rsid="00039c8a" style:font-size-asian="20pt" style:font-size-complex="20pt"/>
    </style:style>
    <style:style style:name="T26" style:family="text">
      <style:text-properties fo:color="#302709" style:font-name="Gill Sans MT" fo:font-size="20pt" officeooo:rsid="00055a10" style:font-size-asian="20pt" style:font-size-complex="20pt"/>
    </style:style>
    <style:style style:name="T27" style:family="text">
      <style:text-properties fo:color="#000000" style:font-name="Gill Sans MT"/>
    </style:style>
    <style:style style:name="T28" style:family="text">
      <style:text-properties fo:color="#000000" style:font-name="Gill Sans MT" fo:font-size="20pt" fo:font-weight="normal" officeooo:rsid="0002d3e4" style:font-size-asian="20pt" style:font-weight-asian="normal" style:font-size-complex="20pt" style:font-weight-complex="normal"/>
    </style:style>
    <style:style style:name="T29" style:family="text">
      <style:text-properties fo:color="#000000" style:font-name="Gill Sans MT" fo:font-size="20pt" fo:language="en" fo:country="US" fo:font-weight="normal" style:font-size-asian="20pt" style:font-weight-asian="normal" style:font-size-complex="20pt" style:font-weight-complex="normal"/>
    </style:style>
    <style:style style:name="T30" style:family="text">
      <style:text-properties fo:color="#000000" style:font-name="Gill Sans MT" fo:font-size="20pt" fo:language="en" fo:country="US" fo:font-weight="normal" officeooo:rsid="00093cce" style:font-size-asian="20pt" style:font-weight-asian="normal" style:font-size-complex="20pt" style:font-weight-complex="normal"/>
    </style:style>
    <style:style style:name="T31" style:family="text">
      <style:text-properties fo:color="#000000" style:font-name="Gill Sans MT" fo:font-size="20pt" fo:language="en" fo:country="US" fo:font-weight="normal" officeooo:rsid="000b16cf" style:font-size-asian="20pt" style:font-weight-asian="normal" style:font-size-complex="2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1:</text:span><text:span text:style-name="T1">When is var used? What does it mean?</text:span></text:p>
      <text:p text:style-name="P18"><text:span text:style-name="T1">Ans: We use a variable when we want to store data</text:span></text:p>
      <text:p text:style-name="P15"><text:span text:style-name="T24">2:</text:span><text:span text:style-name="T1">How can we use a variable after we've defined it?</text:span></text:p>
      <text:p text:style-name="P19"><text:span text:style-name="T1">Ans: We can call it as many times as we need </text:span></text:p>
      <text:p text:style-name="P19"><text:span text:style-name="T1">with different values</text:span></text:p>
      <text:p text:style-name="P15"><text:span text:style-name="T24">3:</text:span><text:span text:style-name="T23">How do we declare a string?</text:span></text:p>
      <text:p text:style-name="P2"><text:span text:style-name="T1">Ans: Var myname=”abaas”</text:span></text:p>
      <text:p text:style-name="P6"><text:span text:style-name="T25">4:</text:span><text:span text:style-name="T3">Do strings require single or double quotes?</text:span></text:p>
      <text:p text:style-name="P1"><text:span text:style-name="T3">Ans: yes it requ</text:span><text:span text:style-name="T4">i</text:span><text:span text:style-name="T3">res</text:span></text:p>
      <text:p text:style-name="P22"><text:span text:style-name="T4">5:</text:span><text:span text:style-name="T3">What is a return value? What does it represent?</text:span></text:p>
      <text:p text:style-name="P3"><text:span text:style-name="T3">Ans: Stops the execution of a function</text:span></text:p>
      <text:p text:style-name="P3"><text:span text:style-name="T3">and return value from that function</text:span></text:p>
      <text:p text:style-name="P7"><text:span text:style-name="T26">6:</text:span><text:span text:style-name="T3">What is an argument? How do you provide one to a method in JavaScript?</text:span></text:p>
      <text:p text:style-name="P7"><text:span text:style-name="T14">Ans: </text:span><text:span text:style-name="T15">is </text:span><text:span text:style-name="T16">an Array -like object accessible inside functions that contains the values of the arguments passed to that function</text:span></text:p>
      <text:p text:style-name="P7"><text:soft-page-break/><text:span text:style-name="T28">7:</text:span><text:span text:style-name="T11">What does 'chaining' a method mean? What does that look like?</text:span></text:p>
      <text:p text:style-name="P8"><text:span text:style-name="T16">A</text:span><text:span text:style-name="T17">ns: </text:span><text:span text:style-name="T21">Function chaining is a pattern in JavaScript where multiple functions are called on the same object consecutively</text:span></text:p>
      <text:p text:style-name="P10"><text:span text:style-name="T7">8:Name two string methods.</text:span></text:p>
      <text:p text:style-name="P12"><text:span text:style-name="T20"><text:s/>Ans:To lowercase and to uppercase</text:span></text:p>
      <text:p text:style-name="P23"><text:span text:style-name="T6">9:Name two ways to combine multiple strings together.</text:span></text:p>
      <text:p text:style-name="P20"><text:span text:style-name="T6">Ans: </text:span><text:span text:style-name="T8">concat</text:span></text:p>
      <text:p text:style-name="P16"><text:span text:style-name="T30">1</text:span><text:span text:style-name="T31">0: </text:span><text:span text:style-name="T6">What is the difference between a comparison operator and an assignment operator?</text:span></text:p>
      <text:p text:style-name="P21"><text:span text:style-name="T6">Ans: the comparison operator compares with 2 numbers and the assignment operator give’s a new value </text:span></text:p>
      <text:p text:style-name="P24"><text:span text:style-name="T9">11:</text:span><text:span text:style-name="T6">What is a </text:span><text:span text:style-name="T9">B</text:span><text:span text:style-name="T6">oolean? What does it represent?</text:span></text:p>
      <text:p text:style-name="P16"><text:span text:style-name="T22">Ans:Boolean is a datatype that returns either of two values . true or false. </text:span></text:p>
      <text:p text:style-name="P16"><text:span text:style-name="T31">12:</text:span><text:span text:style-name="T6">How is the</text:span><text:span text:style-name="T1">+=operator different than the + operator?</text:span></text:p>
      <text:p text:style-name="P21"><text:span text:style-name="T1">Ans: </text:span><text:span text:style-name="T12">are same</text:span></text:p>
      <text:p text:style-name="P14"><text:soft-page-break/></text:p>
      <text:p text:style-name="P11"><text:span text:style-name="T6"/></text:p>
      <text:p text:style-name="P21"><text:span text:style-name="T6"/></text:p>
      <text:p text:style-name="P5"><text:span text:style-name="T6"/></text:p>
      <text:p text:style-name="P12"><text:span text:style-name="T20"/></text:p>
      <text:p text:style-name="P4"><text:span text:style-name="T10"/></text:p>
      <text:p text:style-name="P9"/>
      <text:p text:style-name="P18"><text:span text:style-name="T1"/></text:p>
      <text:p text:style-name="P17"><text:span text:style-name="T1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Gill Sans MT" svg:font-family="'Gill Sans M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12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0:44:47.230994040</meta:creation-date>
    <dc:date>2021-10-06T12:19:41.640721679</dc:date>
    <meta:editing-duration>PT2M3S</meta:editing-duration>
    <meta:editing-cycles>1</meta:editing-cycles>
    <meta:document-statistic meta:table-count="0" meta:image-count="0" meta:object-count="0" meta:page-count="3" meta:paragraph-count="26" meta:word-count="229" meta:character-count="1316" meta:non-whitespace-character-count="1109"/>
    <meta:generator>LibreOffice/6.4.7.2$Linux_X86_64 LibreOffice_project/40$Build-2</meta:generator>
  </office:meta>
</office:document-meta>
</file>